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54c4" officeooo:paragraph-rsid="000a54c4"/>
    </style:style>
    <style:style style:name="P2" style:family="paragraph" style:parent-style-name="Standard">
      <style:text-properties officeooo:rsid="000b06b6" officeooo:paragraph-rsid="000b06b6"/>
    </style:style>
    <style:style style:name="P3" style:family="paragraph" style:parent-style-name="Standard">
      <style:paragraph-properties fo:margin-left="2.4618in" fo:margin-right="0in" fo:text-indent="0in" style:auto-text-indent="false"/>
      <style:text-properties fo:font-size="14pt" fo:font-weight="bold" officeooo:rsid="000a54c4" officeooo:paragraph-rsid="000a54c4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nd the length of a string</text:p>
      <text:p text:style-name="P2">In order to find the length of a string, we put it in a while loop and count its characters until we reach the null terminator (‘\0’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47:20.150756078</meta:creation-date>
    <dc:date>2019-02-27T22:59:04.424684608</dc:date>
    <meta:editing-duration>PT11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3" meta:character-count="161" meta:non-whitespace-character-count="130"/>
  </office:meta>
</office:document-meta>
</file>